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473cm" table:align="right"/>
    </style:style>
    <style:style style:name="Tableau1.A" style:family="table-column">
      <style:table-column-properties style:column-width="6.509cm"/>
    </style:style>
    <style:style style:name="Tableau1.B" style:family="table-column">
      <style:table-column-properties style:column-width="10.964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14" style:family="table-row">
      <style:table-row-properties style:min-row-height="1.111cm"/>
    </style:style>
    <style:style style:name="P1" style:family="paragraph" style:parent-style-name="Footer">
      <style:paragraph-properties fo:text-align="center" style:justify-single-word="false"/>
      <style:text-properties style:font-name="Calibri" officeooo:rsid="001a56cc" officeooo:paragraph-rsid="001a56cc"/>
    </style:style>
    <style:style style:name="P2" style:family="paragraph" style:parent-style-name="Standard">
      <style:text-properties style:font-name="Calibri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officeooo:paragraph-rsid="002b67a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officeooo:rsid="0035e3eb" officeooo:paragraph-rsid="0035e3eb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0.556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0.556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fo:font-weight="bold" officeooo:paragraph-rsid="002b67a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fo:font-style="italic" fo:font-weight="bold" officeooo:rsid="001e5765" officeooo:paragraph-rsid="001e5765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556cm"/>
        </style:tab-stops>
      </style:paragraph-properties>
      <style:text-properties style:font-name="Calibri" fo:font-size="20pt" fo:font-weight="bold" officeooo:rsid="001e5765" officeooo:paragraph-rsid="001e5765" style:font-size-asian="20pt" style:font-weight-asian="bold" style:font-size-complex="20pt" style:font-weight-complex="bold"/>
    </style:style>
    <style:style style:name="P12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ffffff" loext:opacity="100%" style:font-name="Calibri" fo:font-size="16pt" fo:font-weight="bold" officeooo:rsid="001e3ef7" officeooo:paragraph-rsid="001e3ef7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e3ef7" officeooo:paragraph-rsid="001e3ef7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2pt" fo:font-weight="bold" officeooo:paragraph-rsid="001e5765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e5765" officeooo:paragraph-rsid="001e5765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21773f" officeooo:paragraph-rsid="0021773f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2pt" fo:font-weight="bold" officeooo:rsid="0035e3eb" officeooo:paragraph-rsid="0035e3eb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2pt" officeooo:paragraph-rsid="001e3ef7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2pt" officeooo:rsid="001e3ef7" officeooo:paragraph-rsid="001e3ef7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2pt" officeooo:rsid="001e5765" officeooo:paragraph-rsid="001e5765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2pt" officeooo:rsid="0035e3eb" officeooo:paragraph-rsid="0035e3eb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2pt" officeooo:rsid="00368b79" officeooo:paragraph-rsid="00368b79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2pt" officeooo:rsid="0037e692" officeooo:paragraph-rsid="0037e692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2pt" officeooo:rsid="00368b79" officeooo:paragraph-rsid="00368b79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2pt" officeooo:rsid="0042d38c" officeooo:paragraph-rsid="0042d38c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2pt" officeooo:rsid="00440cf1" officeooo:paragraph-rsid="00440cf1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ef7" style:font-weight-asian="bold" style:font-weight-complex="bold"/>
    </style:style>
    <style:style style:name="T3" style:family="text">
      <style:text-properties fo:font-weight="bold" officeooo:rsid="001e5765" style:font-weight-asian="bold" style:font-weight-complex="bold"/>
    </style:style>
    <style:style style:name="T4" style:family="text">
      <style:text-properties officeooo:rsid="001e5765"/>
    </style:style>
    <style:style style:name="T5" style:family="text">
      <style:text-properties officeooo:rsid="0025bd83"/>
    </style:style>
    <style:style style:name="T6" style:family="text">
      <style:text-properties officeooo:rsid="002b67a7"/>
    </style:style>
    <style:style style:name="T7" style:family="text">
      <style:text-properties officeooo:rsid="002ca0a1"/>
    </style:style>
    <style:style style:name="T8" style:family="text">
      <style:text-properties officeooo:rsid="0034b425"/>
    </style:style>
    <style:style style:name="T9" style:family="text">
      <style:text-properties style:font-name="Calibri" fo:font-size="12pt" style:font-size-asian="12pt" style:font-size-complex="12pt"/>
    </style:style>
    <style:style style:name="T10" style:family="text">
      <style:text-properties officeooo:rsid="003acdcd"/>
    </style:style>
    <style:style style:name="T11" style:family="text">
      <style:text-properties officeooo:rsid="003cf8a1"/>
    </style:style>
    <style:style style:name="T12" style:family="text">
      <style:text-properties officeooo:rsid="003dddd9"/>
    </style:style>
    <style:style style:name="T13" style:family="text">
      <style:text-properties officeooo:rsid="0042d3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UT de Lannion<text:tab/><text:tab/><text:tab/><text:tab/><text:tab/><text:tab/><text:tab/> <text:s text:c="20"/></text:p>
      <text:p text:style-name="P2"><text:span text:style-name="T6">B</text:span>UT Informatique</text:p>
      <text:p text:style-name="P5"/>
      <text:p text:style-name="P5"/>
      <text:p text:style-name="P11"><text:span text:style-name="T8">PRÉSENTATION DE </text:span>L’ORGANISATION <text:span text:style-name="T8">CHOISIE</text:span></text:p>
      <text:p text:style-name="P7"/>
      <text:p text:style-name="P7"/>
      <text:p text:style-name="P8">Vous <text:span text:style-name="T7">remplirez ce tableau pour vous renseigner sur l’organisation que vous avez choisie.</text:span></text:p>
      <text:p text:style-name="P3"/>
      <text:p text:style-name="P9"/>
      <table:table table:name="Tableau1" table:style-name="Tableau1">
        <table:table-column table:style-name="Tableau1.A"/>
        <table:table-column table:style-name="Tableau1.B"/>
        <table:table-row table:style-name="TableLine2290513033216">
          <table:table-cell table:style-name="Tableau1.A1" office:value-type="string">
            <text:p text:style-name="P12">Critères</text:p>
          </table:table-cell>
          <table:table-cell table:style-name="Tableau1.B1" office:value-type="string">
            <text:p text:style-name="P12">Présentation de l’organisation</text:p>
          </table:table-cell>
        </table:table-row>
        <table:table-row table:style-name="TableLine2290513034304">
          <table:table-cell table:style-name="Tableau1.A2" office:value-type="string">
            <text:p text:style-name="P13">Dénomination sociale</text:p>
            <text:p text:style-name="P13"/>
          </table:table-cell>
          <table:table-cell table:style-name="Tableau1.B2" office:value-type="string">
            <text:p text:style-name="P18">Novatech industries</text:p>
          </table:table-cell>
        </table:table-row>
        <table:table-row table:style-name="TableLine2290513022064">
          <table:table-cell table:style-name="Tableau1.A2" office:value-type="string">
            <text:p text:style-name="P13">Siège social</text:p>
            <text:p text:style-name="P13"><text:s/><text:span text:style-name="T7">et numéro de téléphone</text:span></text:p>
            <text:p text:style-name="P20"/>
          </table:table-cell>
          <table:table-cell table:style-name="Tableau1.B2" office:value-type="string">
            <text:p text:style-name="P23"><text:span text:style-name="T13">1 rue Paul Sabatier 22300 </text:span>Lannion</text:p>
            <text:p text:style-name="P4"><text:bookmark text:name="telab-rensjur-num"/><text:span text:style-name="Strong_20_Emphasis">08 90 10 93 56</text:span> </text:p>
            <text:p text:style-name="P23"/>
          </table:table-cell>
        </table:table-row>
        <table:table-row table:style-name="TableLine2290513025600">
          <table:table-cell table:style-name="Tableau1.A2" office:value-type="string">
            <text:p text:style-name="P13"><text:span text:style-name="T4">D</text:span>irigeant.e</text:p>
            <text:p text:style-name="P21"/>
          </table:table-cell>
          <table:table-cell table:style-name="Tableau1.B2" office:value-type="string">
            <text:p text:style-name="P23">MADEC Jocelyne</text:p>
          </table:table-cell>
        </table:table-row>
        <table:table-row table:style-name="TableLine2290513024240">
          <table:table-cell table:style-name="Tableau1.A2" office:value-type="string">
            <text:p text:style-name="P15">Forme </text:p>
            <text:p text:style-name="P15"/>
          </table:table-cell>
          <table:table-cell table:style-name="Tableau1.B2" office:value-type="string">
            <text:p text:style-name="P23">Organisation à but lucratif</text:p>
          </table:table-cell>
        </table:table-row>
        <table:table-row table:style-name="TableLine2290513022336">
          <table:table-cell table:style-name="Tableau1.A2" office:value-type="string">
            <text:p text:style-name="P15">Finalité </text:p>
            <text:p text:style-name="P19"/>
          </table:table-cell>
          <table:table-cell table:style-name="Tableau1.B2" office:value-type="string">
            <text:p text:style-name="P23">Pérennisation de l’entreprise par le profit.</text:p>
          </table:table-cell>
        </table:table-row>
        <table:table-row table:style-name="TableLine2290513023424">
          <table:table-cell table:style-name="Tableau1.A2" office:value-type="string">
            <text:p text:style-name="P19"><text:span text:style-name="T1">Type d'organisation</text:span> </text:p>
            <text:p text:style-name="P19"/>
            <text:p text:style-name="P19"/>
          </table:table-cell>
          <table:table-cell table:style-name="Tableau1.B2" office:value-type="string">
            <text:p text:style-name="P23">Entreprise privée</text:p>
          </table:table-cell>
        </table:table-row>
        <table:table-row table:style-name="TableLine2290513025872">
          <table:table-cell table:style-name="Tableau1.A2" office:value-type="string">
            <text:p text:style-name="P19"><text:span text:style-name="T1">Statut juridique</text:span> </text:p>
            <text:p text:style-name="P19"/>
          </table:table-cell>
          <table:table-cell table:style-name="Tableau1.B2" office:value-type="string">
            <text:p text:style-name="P23">SA </text:p>
          </table:table-cell>
        </table:table-row>
        <table:table-row table:style-name="TableLine2290513028048">
          <table:table-cell table:style-name="Tableau1.A2" office:value-type="string">
            <text:p text:style-name="P14">Activité principale </text:p>
            <text:p text:style-name="P19"/>
          </table:table-cell>
          <table:table-cell table:style-name="Tableau1.B2" office:value-type="string">
            <text:p text:style-name="P23">Fabrication de cartes électroniques assemblées</text:p>
          </table:table-cell>
        </table:table-row>
        <table:table-row table:style-name="TableLine2290513023968">
          <table:table-cell table:style-name="Tableau1.A2" office:value-type="string">
            <text:p text:style-name="P14">Secteur d'activité</text:p>
            <text:p text:style-name="P19"/>
          </table:table-cell>
          <table:table-cell table:style-name="Tableau1.B2" office:value-type="string">
            <text:p text:style-name="P23">Secondaire</text:p>
          </table:table-cell>
        </table:table-row>
        <table:table-row table:style-name="TableLine2290513026416">
          <table:table-cell table:style-name="Tableau1.A2" office:value-type="string">
            <text:p text:style-name="P14">Taille (critères quantitatifs)</text:p>
            <text:p text:style-name="P19"/>
          </table:table-cell>
          <table:table-cell table:style-name="Tableau1.B2" office:value-type="string">
            <text:p text:style-name="P23">86 d’effectifs moyen,</text:p>
            <text:p text:style-name="P23">11 985 500 de CA</text:p>
            <text:p text:style-name="P24">2 020 884 de capital social</text:p>
          </table:table-cell>
        </table:table-row>
        <table:table-row table:style-name="TableLine2290513026688">
          <table:table-cell table:style-name="Tableau1.A2" office:value-type="string">
            <text:p text:style-name="P19"><text:span text:style-name="T2">C</text:span><text:span text:style-name="T1">hamp d'action  </text:span><text:span text:style-name="T3">(marché et clients)</text:span></text:p>
            <text:p text:style-name="P19"/>
          </table:table-cell>
          <table:table-cell table:style-name="Tableau1.B2" office:value-type="string">
            <text:p text:style-name="P24"><text:span text:style-name="T13">Marché i</text:span>nternational.</text:p>
            <text:p text:style-name="P29">Aéronautique, spatial, défense, naval, ferroviaire, transports, géolocalisation , industrie, communication, médical,</text:p>
            <text:p text:style-name="P29">sécurité.</text:p>
          </table:table-cell>
        </table:table-row>
        <table:table-row table:style-name="TableLine2290513026960">
          <table:table-cell table:style-name="Tableau1.A2" office:value-type="string">
            <text:p text:style-name="P16">Prix ou distinctions obtenus par l’organisation</text:p>
            <text:p text:style-name="P22"/>
          </table:table-cell>
          <table:table-cell table:style-name="Tableau1.B2" office:value-type="string">
            <text:p text:style-name="P28">EN9100</text:p>
          </table:table-cell>
        </table:table-row>
        <table:table-row table:style-name="Tableau1.14">
          <table:table-cell table:style-name="Tableau1.A2" office:value-type="string">
            <text:p text:style-name="P13">On en parle dans les médias (liens URL des articles)</text:p>
            <text:p text:style-name="P13"><text:soft-page-break/></text:p>
            <text:p text:style-name="P13"/>
            <text:p text:style-name="P13"/>
          </table:table-cell>
          <table:table-cell table:style-name="Tableau1.B2" office:value-type="string">
            <text:p text:style-name="P26"><text:a xlink:type="simple" xlink:href="https://www.european-business.com/portraits/novatech-industries/from-reliable-production-services-to-innovative-rd-partner" text:style-name="Internet_20_link" text:visited-style-name="Visited_20_Internet_20_Link"><text:span text:style-name="T9">https://www.european-business.com/portraits/novatech-industries/from-reliable-production-services-to-innovative-rd-</text:span></text:a><text:soft-page-break/><text:a xlink:type="simple" xlink:href="https://www.european-business.com/portraits/novatech-industries/from-reliable-production-services-to-innovative-rd-partner" text:style-name="Internet_20_link" text:visited-style-name="Visited_20_Internet_20_Link"><text:span text:style-name="T9">partner</text:span></text:a><text:span text:style-name="T9">, </text:span><text:a xlink:type="simple" xlink:href="https://www.letelegramme.fr/economie/novatech-des-tests-a-la-place-des-cv-09-12-2016-11323835.php" text:style-name="Internet_20_link" text:visited-style-name="Visited_20_Internet_20_Link"><text:span text:style-name="T9">https://www.letelegramme.fr/economie/novatech-des-tests-a-la-place-des-cv-09-12-2016-11323835.php</text:span></text:a><text:span text:style-name="T9">, </text:span><text:a xlink:type="simple" xlink:href="https://www.ouest-france.fr/economie/entreprises/industrie-novatech-technologies-recrute-dans-le-finistere-4672961" text:style-name="Internet_20_link" text:visited-style-name="Visited_20_Internet_20_Link"><text:span text:style-name="T9">https://www.ouest-france.fr/economie/entreprises/industrie-novatech-technologies-recrute-dans-le-finistere-4672961</text:span></text:a><text:span text:style-name="T9"> </text:span></text:p>
          </table:table-cell>
        </table:table-row>
        <table:table-row table:style-name="Tableau1.14">
          <table:table-cell table:style-name="Tableau1.A2" office:value-type="string">
            <text:p text:style-name="P17">Culture d’entreprise / Valeurs</text:p>
            <text:p text:style-name="P17"/>
            <text:p text:style-name="P17"/>
          </table:table-cell>
          <table:table-cell table:style-name="Tableau1.B2" office:value-type="string">
            <text:p text:style-name="P25">Revigoration de la production électronique française.</text:p>
            <text:p text:style-name="P25">Qualité, performance ,solution concrète, <text:span text:style-name="T10">innovation, </text:span><text:span text:style-name="T11">maîtrise, adaptabilité, égalité des chances et de la diversité, mobilité interne, équité, responsabilité (sécurité et éthique), le mérite, </text:span><text:span text:style-name="T12">maintenabilité. </text:span></text:p>
          </table:table-cell>
        </table:table-row>
        <table:table-row table:style-name="Tableau1.14">
          <table:table-cell table:style-name="Tableau1.A2" office:value-type="string">
            <text:p text:style-name="P17">Mots-clé<text:span text:style-name="T5">s</text:span> utilisés dans la communication de l’organisation/entreprise</text:p>
            <text:p text:style-name="P17"/>
            <text:p text:style-name="P17"/>
          </table:table-cell>
          <table:table-cell table:style-name="Tableau1.B2" office:value-type="string">
            <text:p text:style-name="P25">Qualité, performance ,solution concrète,<text:span text:style-name="T10">objectif stratégique.</text:span></text:p>
          </table:table-cell>
        </table:table-row>
      </table:table>
      <text:p text:style-name="P6"/>
      <text:p text:style-name="P6"/>
      <text:p text:style-name="P10">La liste n’est pas exhaustive, vous pouvez ajouter des critères et informations qui permettent d’en savoir plus sur l’organisation <text:span text:style-name="T8">que vous avez choisie.</text:span></text:p>
      <text:p text:style-name="P10"/>
      <text:p text:style-name="P10"/>
      <text:p text:style-name="P10">A vous de personnaliser ce tableau !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officeooo:rsid="001a56cc" officeooo:paragraph-rsid="001a56cc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10-18T18:30:32.63</meta:creation-date>
    <dc:date>2022-04-27T12:13:24.394000000</dc:date>
    <meta:editing-duration>PT2H18M8S</meta:editing-duration>
    <meta:editing-cycles>41</meta:editing-cycles>
    <meta:generator>LibreOffice/7.0.4.2$Windows_X86_64 LibreOffice_project/dcf040e67528d9187c66b2379df5ea4407429775</meta:generator>
    <meta:document-statistic meta:table-count="1" meta:image-count="0" meta:object-count="0" meta:page-count="2" meta:paragraph-count="46" meta:word-count="215" meta:character-count="1947" meta:non-whitespace-character-count="1738"/>
  </office:meta>
</office:document-meta>
</file>